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b57c0" officeooo:paragraph-rsid="002c5028"/>
    </style:style>
    <style:style style:name="P2" style:family="paragraph" style:parent-style-name="Standard">
      <style:text-properties officeooo:rsid="002b57c0" officeooo:paragraph-rsid="00332cb6"/>
    </style:style>
    <style:style style:name="P3" style:family="paragraph" style:parent-style-name="Standard">
      <style:text-properties officeooo:rsid="002b57c0" officeooo:paragraph-rsid="003b092b"/>
    </style:style>
    <style:style style:name="P4" style:family="paragraph" style:parent-style-name="Standard">
      <style:text-properties officeooo:rsid="003c6bdc" officeooo:paragraph-rsid="003c6bdc"/>
    </style:style>
    <style:style style:name="P5" style:family="paragraph" style:parent-style-name="Standard">
      <style:text-properties officeooo:rsid="003decd1" officeooo:paragraph-rsid="003decd1"/>
    </style:style>
    <style:style style:name="P6" style:family="paragraph" style:parent-style-name="Standard">
      <style:text-properties officeooo:rsid="0041090f" officeooo:paragraph-rsid="0041090f"/>
    </style:style>
    <style:style style:name="P7" style:family="paragraph" style:parent-style-name="Standard">
      <style:text-properties officeooo:rsid="00435cdb" officeooo:paragraph-rsid="00435cdb"/>
    </style:style>
    <style:style style:name="T1" style:family="text">
      <style:text-properties officeooo:rsid="00254b37"/>
    </style:style>
    <style:style style:name="T2" style:family="text">
      <style:text-properties officeooo:rsid="00272652"/>
    </style:style>
    <style:style style:name="T3" style:family="text">
      <style:text-properties officeooo:rsid="002a453b"/>
    </style:style>
    <style:style style:name="T4" style:family="text">
      <style:text-properties officeooo:rsid="002c5028"/>
    </style:style>
    <style:style style:name="T5" style:family="text">
      <style:text-properties officeooo:rsid="00332cb6"/>
    </style:style>
    <style:style style:name="T6" style:family="text">
      <style:text-properties officeooo:rsid="003b092b"/>
    </style:style>
    <style:style style:name="T7" style:family="text">
      <style:text-properties officeooo:rsid="003decd1"/>
    </style:style>
    <style:style style:name="T8" style:family="text">
      <style:text-properties officeooo:rsid="004acc08"/>
    </style:style>
    <style:style style:name="T9" style:family="text">
      <style:text-properties officeooo:rsid="005cb8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bout the student:</text:p>
      <text:p text:style-name="Standard"/>
      <text:p text:style-name="Standard">Andrea Gadotti has a bachelor's degree in mathematics and a master's degree in mathematical logic from the University of Turin. His research topic is computational privacy, with which he aims to have a direct impact on the world while working as a scientist.</text:p>
      <text:p text:style-name="Standard"/>
      <text:p text:style-name="P6">About privacy:</text:p>
      <text:p text:style-name="P6"/>
      <text:p text:style-name="Standard"/>
      <text:p text:style-name="Standard">About the topic:</text:p>
      <text:p text:style-name="Standard"/>
      <text:p text:style-name="Standard">Differential Privacy:</text:p>
      <text:p text:style-name="Standard">(query based models intro)</text:p>
      <text:p text:style-name="Standard">A method of protecting privacy is keeping the user data in a database which doesn't answer queries when the data is small enough for an attacker to learn anything at the individual level. The attacker, however, can make the queries in such a way that he can deduce the information he wants: for example, if he knows an individual’<text:span text:style-name="T1">s data has</text:span> some specific properties, he can first ask for information about all the users and then query for the users not satisfying the specific properties. Although this <text:span text:style-name="T2">protection </text:span>technique is flawed, the query-based systems could be a solution to the privacy problem. Differential privacy is a statistical method that adds noise to the user data, making it harder to learn about specific individuals while maintaining accuracy at the population level. The inventors of the technique won the Gödel Prize in 2017 (their paper was published in 2006). Differential privacy can be <text:span text:style-name="T3">implemented in two ways: </text:span>local or private. In local models, the users add noise to their data and send it to an aggregator, which, in turn, sends it to the data scientist. The accumulated noise makes it impractical to learn anything in many real life applications, requiring a larger dataset than its counterpart. In global models users give their data to an aggregator, where it is mixed with noise and sent to the data scientist. A first problem with this approach is that the aggregator can be corrupt, resulting in the users losing their privacy. Cryptography has shown, however, that it is possible to perform computations on encrypted data without knowing the decryption key. This means that the information can be encrypted by the users, processed by aggregators and then sent to the data scientists for decryption.</text:p>
      <text:p text:style-name="P1">Differential privacy is a growing topic in computer science research (which can be seen in the number of citations of related academic papers), <text:span text:style-name="T8">but it hasn’t reached an acceptable trade-off between the utility of the modified data and the users’ privacy. </text:span></text:p>
      <text:p text:style-name="P1"/>
      <text:p text:style-name="P7">About the paper of the PhD student:</text:p>
      <text:p text:style-name="P2"><text:span text:style-name="T4">The PhD student authored (alongside members of his research team) a paper in which they presented a privacy attack on a “sticky noise” system called Diffix, developed by the startup Aircloak and researchers from the Max Planck Institute for Software Systems. Diffix’s proprietary approach adds static noise (random) and dynamic noise (based on the query and the query results).</text:span></text:p>
      <text:p text:style-name="P3"><text:span text:style-name="T5">They show how an attacker who knows attributes uniquely identifying a person in the dataset can figure out sensitive information about the person. The attack goes as follows:</text:span></text:p>
      <text:p text:style-name="P3"><text:span text:style-name="T6">1) Ask questions similar enough that the answers share the static noise, which can then be eliminated.</text:span></text:p>
      <text:p text:style-name="P3"><text:span text:style-name="T6">2) Run a likelihood ratio test to figure out the probability of the dynamic noise having different distributions (depending on the the value of the attribute the attacker wants to find).</text:span></text:p>
      <text:p text:style-name="P4">3) <text:span text:style-name="T7">Improve the accuracy of the method by designing other queries equivalent to those already done.</text:span></text:p>
      <text:p text:style-name="P5">The authors consider the main contribution to be the method of exploiting the noise added by Diffix. <text:span text:style-name="T9">Considering the general academic intention is to develop a mathematically near-perfect solution for preserving privacy, many believe that differential privacy will not become viable (including Paul Francis, the co-founder of Aircloak, who calls it “the most over-hyped technology I have ever seen @link https://iapp.org/news/a/differential-privacy-at-the-end-of-the-rainb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4:05:54.870178618</meta:creation-date>
    <dc:date>2019-02-07T17:21:47.398890936</dc:date>
    <meta:editing-duration>PT2H34M8S</meta:editing-duration>
    <meta:editing-cycles>43</meta:editing-cycles>
    <meta:generator>LibreOffice/6.1.4.2$Linux_X86_64 LibreOffice_project/10$Build-2</meta:generator>
    <meta:document-statistic meta:table-count="0" meta:image-count="0" meta:object-count="0" meta:page-count="1" meta:paragraph-count="15" meta:word-count="605" meta:character-count="3791" meta:non-whitespace-character-count="3200"/>
  </office:meta>
</office:document-meta>
</file>